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1" style:master-page-name="MP0" style:family="paragraph">
      <style:paragraph-properties fo:break-before="page"/>
    </style:style>
  </office:automatic-styles>
  <office:body>
    <office:text text:use-soft-page-breaks="true">
      <text:h text:style-name="P1" text:outline-level="1">IoT och IPSEC</text:h>
      <text:p text:style-name="Normal"/>
      <text:p text:style-name="Normal">IoT – Internet of things – medger att “smarta” mojänger (hur man nu ska översätta ”devices” till svenska?) kan koppla upp sig över Internet.<text:s/></text:p>
      <text:p text:style-name="Normal">Mojänger för att styra och reglera persienner, kylskåp, starta uppvärmningen i kupén på bilen, starta dammsugaren etc. finns idag redan, och används flitigt, både inom ”förvaltningsnäringen” (t.ex. fastighetsförvaltning) och av privatpersoner – med hårdvara som intelligenta hemassistenter, högtalare etc.</text:p>
      <text:p text:style-name="Normal">Alla dessa mojänger har en sak gemensamt – att de (eftersom de är anslutna till nätet medelst IP) – all kommunikation går i grundläget i klartext. De brukar också ha gemensamt att de inte har stöd för skärm och tangentbord – och ”klient”/”agent”-mjukvaran på dessa är ofta specialskrivet för/till den enskilda mojängens operativsystem och hårdvara.</text:p>
      <text:p text:style-name="Normal">Traditionellt (sedan åtminstone 30 år) har vi löst problem som dataintegritet, användarautenticering och kryptering ”högt upp” i IP-stacken – mellan transportnivå och applikationsnivå – genom att bända in ett extra lager av säkerhet – TLS.<text:s/></text:p>
      <text:p text:style-name="Normal">TLS kräver emellertid en hel del ”mixtrande” i de ovanförvarande klienternas applikationsmjukvara för att kunna användas. TLS har därför framförallt fått sitt genomslag på trafik mellan klienter som användare själva kan konfigurera (som webbläsare) och server, snarare än mellan olika inbyggda tekniker och specialskrivna mjukvaruagenter IoT-mojänger emellan.</text:p>
      <text:p text:style-name="Normal">Det här gör att det enda sättet att införa säkerhetsfunktioner som användarautenticiering, kryptering och dataintegritetskontroll<text:s/>i kommunikation till och från IoT-mojänger blir att använda IPSEC.</text:p>
      <text:p text:style-name="Normal">Då hamnar kontrollerna närmare hårdvaran – och i kärnan för de operativsystem som används av dessa mojänger, snarare än att behöva konfigureras av användaren själv – i en applikationsklientmjukvara.</text:p>
      <text:p text:style-name="Normal">Då IPSEC ”uppfanns” i och med IPV6 – och först bara var stöttat i IPV6 – har många mojänger idag främst möjlighet att köra IPSEC i det fall att mojängen har stöd för IPV6. Det _finns_ idag emellertid IoT-mojänger i vilket det _kan_ byggas framförallt ”transport mode”-tunnlar till – men då med redan förinställda kryptonycklar och kryptosystem satta redan i fabriken.</text:p>
      <text:p text:style-name="Normal"/>
      <text:p text:style-name="Normal">De stora problemen kan alltså sägas vara att UTAN ipsec som teknisk lösning dras man med samma gamla säkerhetsproblem (i ett IPv4-nät) som förr – medan MED ipsec å andra sidan – är de privata nycklar som skall utväxlas i fas 2 av handskakningen redan kända (och i värsta fall inte utbytbara från) av tillverkaren.</text:p>
      <text:p text:style-name="Normal">Och tillverkaren av många IoT-mojänger är idag förlagd i en IT-oppressiv stat i As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sper Värn</meta:initial-creator>
    <dc:creator>Jesper Värn</dc:creator>
    <meta:creation-date>2023-02-22T11:12:00Z</meta:creation-date>
    <dc:date>2023-02-22T11:30:00Z</dc:date>
    <meta:template xlink:href="Normal" xlink:type="simple"/>
    <meta:editing-cycles>1</meta:editing-cycles>
    <meta:editing-duration>PT1080S</meta:editing-duration>
    <meta:document-statistic meta:page-count="1" meta:paragraph-count="5" meta:word-count="409" meta:character-count="2574" meta:row-count="18" meta:non-whitespace-character-count="2170"/>
  </office:meta>
</office:document-meta>
</file>